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room index</text:p>
          </table:table-cell>
          <table:table-cell office:value-type="string">
            <text:p>state index</text:p>
          </table:table-cell>
          <table:table-cell office:value-type="string">
            <text:p>music track</text:p>
          </table:table-cell>
          <table:table-cell office:value-type="string">
            <text:p>music control</text:p>
          </table:table-cell>
          <table:table-cell office:value-type="string">
            <text:p>fx1</text:p>
          </table:table-cell>
          <table:table-cell office:value-type="string">
            <text:p>enemy set</text:p>
          </table:table-cell>
          <table:table-cell office:value-type="string">
            <text:p>layer2</text:p>
          </table:table-cell>
          <table:table-cell office:value-type="string">
            <text:p>unknown</text:p>
          </table:table-cell>
          <table:table-cell office:value-type="string">
            <text:p>fx2</text:p>
          </table:table-cell>
          <table:table-cell office:value-type="string">
            <text:p>background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33680">
            <text:p>33680</text:p>
          </table:table-cell>
          <table:table-cell office:value-type="float" office:value="33615">
            <text:p>33615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103">
            <text:p>48103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number-columns-repeated="3" office:value-type="float" office:value="0">
            <text:p>0</text:p>
          </table:table-cell>
          <table:table-cell office:value-type="float" office:value="39812">
            <text:p>39812</text:p>
          </table:table-cell>
          <table:table-cell office:value-type="float" office:value="36103">
            <text:p>36103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7731">
            <text:p>5773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3" office:value-type="float" office:value="0">
            <text:p>0</text:p>
          </table:table-cell>
          <table:table-cell office:value-type="float" office:value="34176">
            <text:p>34176</text:p>
          </table:table-cell>
          <table:table-cell office:value-type="float" office:value="35401">
            <text:p>35401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865">
            <text:p>4886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number-columns-repeated="3" office:value-type="float" office:value="0">
            <text:p>0</text:p>
          </table:table-cell>
          <table:table-cell office:value-type="float" office:value="33778">
            <text:p>33778</text:p>
          </table:table-cell>
          <table:table-cell office:value-type="float" office:value="34349">
            <text:p>3434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3" office:value-type="float" office:value="0">
            <text:p>0</text:p>
          </table:table-cell>
          <table:table-cell office:value-type="float" office:value="33522">
            <text:p>33522</text:p>
          </table:table-cell>
          <table:table-cell office:value-type="float" office:value="33555">
            <text:p>3355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number-columns-repeated="3" office:value-type="float" office:value="0">
            <text:p>0</text:p>
          </table:table-cell>
          <table:table-cell office:value-type="float" office:value="39796">
            <text:p>39796</text:p>
          </table:table-cell>
          <table:table-cell office:value-type="float" office:value="35995">
            <text:p>35995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7731">
            <text:p>57731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number-columns-repeated="3" office:value-type="float" office:value="0">
            <text:p>0</text:p>
          </table:table-cell>
          <table:table-cell office:value-type="float" office:value="40676">
            <text:p>40676</text:p>
          </table:table-cell>
          <table:table-cell office:value-type="float" office:value="36792">
            <text:p>36792</text:p>
          </table:table-cell>
          <table:table-cell office:value-type="float" office:value="49152">
            <text:p>491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office:value-type="float" office:value="33406">
            <text:p>33406</text:p>
          </table:table-cell>
          <table:table-cell office:value-type="float" office:value="33903">
            <text:p>33903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779">
            <text:p>4777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3440">
            <text:p>33440</text:p>
          </table:table-cell>
          <table:table-cell office:value-type="float" office:value="34197">
            <text:p>34197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806">
            <text:p>47806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3" office:value-type="float" office:value="0">
            <text:p>0</text:p>
          </table:table-cell>
          <table:table-cell office:value-type="float" office:value="40852">
            <text:p>40852</text:p>
          </table:table-cell>
          <table:table-cell office:value-type="float" office:value="36179">
            <text:p>3617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float" office:value="33324">
            <text:p>33324</text:p>
          </table:table-cell>
          <table:table-cell office:value-type="float" office:value="33993">
            <text:p>3399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number-columns-repeated="3" office:value-type="float" office:value="0">
            <text:p>0</text:p>
          </table:table-cell>
          <table:table-cell office:value-type="float" office:value="41252">
            <text:p>41252</text:p>
          </table:table-cell>
          <table:table-cell office:value-type="float" office:value="37298">
            <text:p>37298</text:p>
          </table:table-cell>
          <table:table-cell office:value-type="float" office:value="49601">
            <text:p>49601</text:p>
          </table:table-cell>
          <table:table-cell office:value-type="float" office:value="0">
            <text:p>0</text:p>
          </table:table-cell>
          <table:table-cell office:value-type="float" office:value="58784">
            <text:p>58784</text:p>
          </table:table-cell>
          <table:table-cell office:value-type="float" office:value="58479">
            <text:p>58479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number-columns-repeated="3" office:value-type="float" office:value="0">
            <text:p>0</text:p>
          </table:table-cell>
          <table:table-cell office:value-type="float" office:value="34876">
            <text:p>34876</text:p>
          </table:table-cell>
          <table:table-cell office:value-type="float" office:value="35101">
            <text:p>35101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730">
            <text:p>4873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3252">
            <text:p>33252</text:p>
          </table:table-cell>
          <table:table-cell office:value-type="float" office:value="32989">
            <text:p>32989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365">
            <text:p>4736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number-columns-repeated="3" office:value-type="float" office:value="0">
            <text:p>0</text:p>
          </table:table-cell>
          <table:table-cell office:value-type="float" office:value="34658">
            <text:p>34658</text:p>
          </table:table-cell>
          <table:table-cell office:value-type="float" office:value="34867">
            <text:p>34867</text:p>
          </table:table-cell>
          <table:table-cell office:value-type="float" office:value="49409">
            <text:p>49409</text:p>
          </table:table-cell>
          <table:table-cell table:number-columns-repeated="2" office:value-type="float" office:value="0">
            <text:p>0</text:p>
          </table:table-cell>
          <table:table-cell office:value-type="float" office:value="48865">
            <text:p>4886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33128">
            <text:p>33128</text:p>
          </table:table-cell>
          <table:table-cell office:value-type="float" office:value="33331">
            <text:p>3333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33130">
            <text:p>33130</text:p>
          </table:table-cell>
          <table:table-cell office:value-type="float" office:value="33089">
            <text:p>33089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284">
            <text:p>472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number-columns-repeated="3" office:value-type="float" office:value="0">
            <text:p>0</text:p>
          </table:table-cell>
          <table:table-cell office:value-type="float" office:value="40660">
            <text:p>40660</text:p>
          </table:table-cell>
          <table:table-cell office:value-type="float" office:value="36446">
            <text:p>36446</text:p>
          </table:table-cell>
          <table:table-cell office:value-type="float" office:value="49152">
            <text:p>491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33268">
            <text:p>33268</text:p>
          </table:table-cell>
          <table:table-cell office:value-type="float" office:value="33655">
            <text:p>33655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806">
            <text:p>4780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3236">
            <text:p>33236</text:p>
          </table:table-cell>
          <table:table-cell office:value-type="float" office:value="32853">
            <text:p>32853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446">
            <text:p>4744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number-columns-repeated="3" office:value-type="float" office:value="0">
            <text:p>0</text:p>
          </table:table-cell>
          <table:table-cell office:value-type="float" office:value="34624">
            <text:p>34624</text:p>
          </table:table-cell>
          <table:table-cell office:value-type="float" office:value="34651">
            <text:p>3465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number-columns-repeated="3" office:value-type="float" office:value="0">
            <text:p>0</text:p>
          </table:table-cell>
          <table:table-cell office:value-type="float" office:value="41348">
            <text:p>41348</text:p>
          </table:table-cell>
          <table:table-cell office:value-type="float" office:value="37544">
            <text:p>37544</text:p>
          </table:table-cell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 office:value-type="float" office:value="58660">
            <text:p>58660</text:p>
          </table:table-cell>
          <table:table-cell office:value-type="float" office:value="58533">
            <text:p>5853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3" office:value-type="float" office:value="0">
            <text:p>0</text:p>
          </table:table-cell>
          <table:table-cell office:value-type="float" office:value="33648">
            <text:p>33648</text:p>
          </table:table-cell>
          <table:table-cell office:value-type="float" office:value="34259">
            <text:p>34259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076">
            <text:p>4807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number-columns-repeated="3" office:value-type="float" office:value="0">
            <text:p>0</text:p>
          </table:table-cell>
          <table:table-cell office:value-type="float" office:value="34972">
            <text:p>34972</text:p>
          </table:table-cell>
          <table:table-cell office:value-type="float" office:value="34467">
            <text:p>34467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973">
            <text:p>4897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3" office:value-type="float" office:value="0">
            <text:p>0</text:p>
          </table:table-cell>
          <table:table-cell office:value-type="float" office:value="33572">
            <text:p>33572</text:p>
          </table:table-cell>
          <table:table-cell office:value-type="float" office:value="34039">
            <text:p>34039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779">
            <text:p>4777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float" office:value="33588">
            <text:p>33588</text:p>
          </table:table-cell>
          <table:table-cell office:value-type="float" office:value="33605">
            <text:p>3360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number-columns-repeated="3" office:value-type="float" office:value="0">
            <text:p>0</text:p>
          </table:table-cell>
          <table:table-cell office:value-type="float" office:value="40564">
            <text:p>40564</text:p>
          </table:table-cell>
          <table:table-cell office:value-type="float" office:value="36972">
            <text:p>3697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number-columns-repeated="3" office:value-type="float" office:value="0">
            <text:p>0</text:p>
          </table:table-cell>
          <table:table-cell office:value-type="float" office:value="34560">
            <text:p>34560</text:p>
          </table:table-cell>
          <table:table-cell office:value-type="float" office:value="34543">
            <text:p>34543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838">
            <text:p>48838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number-columns-repeated="3" office:value-type="float" office:value="0">
            <text:p>0</text:p>
          </table:table-cell>
          <table:table-cell office:value-type="float" office:value="40724">
            <text:p>40724</text:p>
          </table:table-cell>
          <table:table-cell office:value-type="float" office:value="36247">
            <text:p>3624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3" office:value-type="float" office:value="0">
            <text:p>0</text:p>
          </table:table-cell>
          <table:table-cell office:value-type="float" office:value="34144">
            <text:p>34144</text:p>
          </table:table-cell>
          <table:table-cell office:value-type="float" office:value="34435">
            <text:p>34435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730">
            <text:p>4873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office:value-type="float" office:value="33540">
            <text:p>33540</text:p>
          </table:table-cell>
          <table:table-cell office:value-type="float" office:value="33633">
            <text:p>33633</text:p>
          </table:table-cell>
          <table:table-cell office:value-type="float" office:value="449">
            <text:p>449</text:p>
          </table:table-cell>
          <table:table-cell table:number-columns-repeated="2" office:value-type="float" office:value="0">
            <text:p>0</text:p>
          </table:table-cell>
          <table:table-cell office:value-type="float" office:value="47779">
            <text:p>47779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number-columns-repeated="3" office:value-type="float" office:value="0">
            <text:p>0</text:p>
          </table:table-cell>
          <table:table-cell office:value-type="float" office:value="40452">
            <text:p>40452</text:p>
          </table:table-cell>
          <table:table-cell office:value-type="float" office:value="36664">
            <text:p>36664</text:p>
          </table:table-cell>
          <table:table-cell table:number-columns-repeated="2" office:value-type="float" office:value="0">
            <text:p>0</text:p>
          </table:table-cell>
          <table:table-cell office:value-type="float" office:value="58038">
            <text:p>580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33218">
            <text:p>33218</text:p>
          </table:table-cell>
          <table:table-cell office:value-type="float" office:value="33375">
            <text:p>33375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392">
            <text:p>47392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33411">
            <text:p>33411</text:p>
          </table:table-cell>
          <table:table-cell office:value-type="float" office:value="385">
            <text:p>385</text:p>
          </table:table-cell>
          <table:table-cell office:value-type="float" office:value="0">
            <text:p>0</text:p>
          </table:table-cell>
          <table:table-cell office:value-type="float" office:value="49440">
            <text:p>49440</text:p>
          </table:table-cell>
          <table:table-cell office:value-type="float" office:value="46954">
            <text:p>46954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number-columns-repeated="3" office:value-type="float" office:value="0">
            <text:p>0</text:p>
          </table:table-cell>
          <table:table-cell office:value-type="float" office:value="41108">
            <text:p>41108</text:p>
          </table:table-cell>
          <table:table-cell office:value-type="float" office:value="37326">
            <text:p>3732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number-columns-repeated="3" office:value-type="float" office:value="0">
            <text:p>0</text:p>
          </table:table-cell>
          <table:table-cell office:value-type="float" office:value="40628">
            <text:p>40628</text:p>
          </table:table-cell>
          <table:table-cell office:value-type="float" office:value="36756">
            <text:p>36756</text:p>
          </table:table-cell>
          <table:table-cell office:value-type="float" office:value="192">
            <text:p>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33488">
            <text:p>33488</text:p>
          </table:table-cell>
          <table:table-cell office:value-type="float" office:value="34007">
            <text:p>34007</text:p>
          </table:table-cell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  <table:table-cell office:value-type="float" office:value="47698">
            <text:p>47698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number-columns-repeated="3" office:value-type="float" office:value="0">
            <text:p>0</text:p>
          </table:table-cell>
          <table:table-cell office:value-type="float" office:value="40980">
            <text:p>40980</text:p>
          </table:table-cell>
          <table:table-cell office:value-type="float" office:value="37228">
            <text:p>37228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8371">
            <text:p>5837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number-columns-repeated="3" office:value-type="float" office:value="0">
            <text:p>0</text:p>
          </table:table-cell>
          <table:table-cell office:value-type="float" office:value="41286">
            <text:p>41286</text:p>
          </table:table-cell>
          <table:table-cell office:value-type="float" office:value="37488">
            <text:p>37488</text:p>
          </table:table-cell>
          <table:table-cell table:number-columns-repeated="2" office:value-type="float" office:value="0">
            <text:p>0</text:p>
          </table:table-cell>
          <table:table-cell office:value-type="float" office:value="58655">
            <text:p>58655</text:p>
          </table:table-cell>
          <table:table-cell office:value-type="float" office:value="57812">
            <text:p>5781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3" office:value-type="float" office:value="0">
            <text:p>0</text:p>
          </table:table-cell>
          <table:table-cell office:value-type="float" office:value="39698">
            <text:p>39698</text:p>
          </table:table-cell>
          <table:table-cell office:value-type="float" office:value="36089">
            <text:p>36089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7677">
            <text:p>5767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number-columns-repeated="3" office:value-type="float" office:value="0">
            <text:p>0</text:p>
          </table:table-cell>
          <table:table-cell office:value-type="float" office:value="34924">
            <text:p>34924</text:p>
          </table:table-cell>
          <table:table-cell office:value-type="float" office:value="35039">
            <text:p>35039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946">
            <text:p>4894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3" office:value-type="float" office:value="0">
            <text:p>0</text:p>
          </table:table-cell>
          <table:table-cell office:value-type="float" office:value="34384">
            <text:p>34384</text:p>
          </table:table-cell>
          <table:table-cell office:value-type="float" office:value="35625">
            <text:p>3562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33316">
            <text:p>33316</text:p>
          </table:table-cell>
          <table:table-cell office:value-type="float" office:value="33493">
            <text:p>33493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752">
            <text:p>4775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2784">
            <text:p>32784</text:p>
          </table:table-cell>
          <table:table-cell office:value-type="float" office:value="33429">
            <text:p>33429</text:p>
          </table:table-cell>
          <table:table-cell office:value-type="float" office:value="49601">
            <text:p>49601</text:p>
          </table:table-cell>
          <table:table-cell office:value-type="float" office:value="0">
            <text:p>0</text:p>
          </table:table-cell>
          <table:table-cell office:value-type="float" office:value="49444">
            <text:p>49444</text:p>
          </table:table-cell>
          <table:table-cell office:value-type="float" office:value="47284">
            <text:p>47284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number-columns-repeated="3" office:value-type="float" office:value="0">
            <text:p>0</text:p>
          </table:table-cell>
          <table:table-cell office:value-type="float" office:value="34780">
            <text:p>34780</text:p>
          </table:table-cell>
          <table:table-cell office:value-type="float" office:value="34599">
            <text:p>34599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811">
            <text:p>4881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3" office:value-type="float" office:value="0">
            <text:p>0</text:p>
          </table:table-cell>
          <table:table-cell office:value-type="float" office:value="34448">
            <text:p>34448</text:p>
          </table:table-cell>
          <table:table-cell office:value-type="float" office:value="35049">
            <text:p>35049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9000">
            <text:p>490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  <table:table-cell office:value-type="float" office:value="33490">
            <text:p>33490</text:p>
          </table:table-cell>
          <table:table-cell office:value-type="float" office:value="34021">
            <text:p>34021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698">
            <text:p>4769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number-columns-repeated="3" office:value-type="float" office:value="0">
            <text:p>0</text:p>
          </table:table-cell>
          <table:table-cell office:value-type="float" office:value="40820">
            <text:p>40820</text:p>
          </table:table-cell>
          <table:table-cell office:value-type="float" office:value="36337">
            <text:p>3633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number-columns-repeated="3" office:value-type="float" office:value="0">
            <text:p>0</text:p>
          </table:table-cell>
          <table:table-cell office:value-type="float" office:value="41172">
            <text:p>41172</text:p>
          </table:table-cell>
          <table:table-cell office:value-type="float" office:value="37144">
            <text:p>37144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8398">
            <text:p>5839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3" office:value-type="float" office:value="0">
            <text:p>0</text:p>
          </table:table-cell>
          <table:table-cell office:value-type="float" office:value="34256">
            <text:p>34256</text:p>
          </table:table-cell>
          <table:table-cell office:value-type="float" office:value="35289">
            <text:p>35289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9027">
            <text:p>4902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3" office:value-type="float" office:value="0">
            <text:p>0</text:p>
          </table:table-cell>
          <table:table-cell office:value-type="float" office:value="40420">
            <text:p>40420</text:p>
          </table:table-cell>
          <table:table-cell office:value-type="float" office:value="36880">
            <text:p>3688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3" office:value-type="float" office:value="0">
            <text:p>0</text:p>
          </table:table-cell>
          <table:table-cell office:value-type="float" office:value="33608">
            <text:p>33608</text:p>
          </table:table-cell>
          <table:table-cell office:value-type="float" office:value="33813">
            <text:p>33813</text:p>
          </table:table-cell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  <table:table-cell office:value-type="float" office:value="47860">
            <text:p>4786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3" office:value-type="float" office:value="0">
            <text:p>0</text:p>
          </table:table-cell>
          <table:table-cell office:value-type="float" office:value="33746">
            <text:p>33746</text:p>
          </table:table-cell>
          <table:table-cell office:value-type="float" office:value="34061">
            <text:p>34061</text:p>
          </table:table-cell>
          <table:table-cell office:value-type="float" office:value="192">
            <text:p>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office:value-type="float" office:value="33268">
            <text:p>33268</text:p>
          </table:table-cell>
          <table:table-cell office:value-type="float" office:value="33673">
            <text:p>33673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860">
            <text:p>4786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3" office:value-type="float" office:value="0">
            <text:p>0</text:p>
          </table:table-cell>
          <table:table-cell office:value-type="float" office:value="40340">
            <text:p>40340</text:p>
          </table:table-cell>
          <table:table-cell office:value-type="float" office:value="36418">
            <text:p>36418</text:p>
          </table:table-cell>
          <table:table-cell office:value-type="float" office:value="192">
            <text:p>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3" office:value-type="float" office:value="0">
            <text:p>0</text:p>
          </table:table-cell>
          <table:table-cell office:value-type="float" office:value="33712">
            <text:p>33712</text:p>
          </table:table-cell>
          <table:table-cell office:value-type="float" office:value="34417">
            <text:p>34417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103">
            <text:p>48103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1304">
            <text:p>41304</text:p>
          </table:table-cell>
          <table:table-cell office:value-type="float" office:value="37428">
            <text:p>37428</text:p>
          </table:table-cell>
          <table:table-cell office:value-type="float" office:value="16641">
            <text:p>16641</text:p>
          </table:table-cell>
          <table:table-cell office:value-type="float" office:value="0">
            <text:p>0</text:p>
          </table:table-cell>
          <table:table-cell office:value-type="float" office:value="58660">
            <text:p>58660</text:p>
          </table:table-cell>
          <table:table-cell office:value-type="float" office:value="58533">
            <text:p>5853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3" office:value-type="float" office:value="0">
            <text:p>0</text:p>
          </table:table-cell>
          <table:table-cell office:value-type="float" office:value="33920">
            <text:p>33920</text:p>
          </table:table-cell>
          <table:table-cell office:value-type="float" office:value="35329">
            <text:p>35329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703">
            <text:p>48703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3" office:value-type="float" office:value="0">
            <text:p>0</text:p>
          </table:table-cell>
          <table:table-cell office:value-type="float" office:value="40148">
            <text:p>40148</text:p>
          </table:table-cell>
          <table:table-cell office:value-type="float" office:value="37022">
            <text:p>37022</text:p>
          </table:table-cell>
          <table:table-cell office:value-type="float" office:value="49344">
            <text:p>493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3" office:value-type="float" office:value="0">
            <text:p>0</text:p>
          </table:table-cell>
          <table:table-cell office:value-type="float" office:value="33798">
            <text:p>33798</text:p>
          </table:table-cell>
          <table:table-cell office:value-type="float" office:value="33925">
            <text:p>3392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number-columns-repeated="3" office:value-type="float" office:value="0">
            <text:p>0</text:p>
          </table:table-cell>
          <table:table-cell office:value-type="float" office:value="40356">
            <text:p>40356</text:p>
          </table:table-cell>
          <table:table-cell office:value-type="float" office:value="36620">
            <text:p>36620</text:p>
          </table:table-cell>
          <table:table-cell office:value-type="float" office:value="192">
            <text:p>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3008">
            <text:p>33008</text:p>
          </table:table-cell>
          <table:table-cell office:value-type="float" office:value="33157">
            <text:p>33157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284">
            <text:p>4728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3" office:value-type="float" office:value="0">
            <text:p>0</text:p>
          </table:table-cell>
          <table:table-cell office:value-type="float" office:value="33968">
            <text:p>33968</text:p>
          </table:table-cell>
          <table:table-cell office:value-type="float" office:value="35197">
            <text:p>35197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865">
            <text:p>4886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number-columns-repeated="3" office:value-type="float" office:value="0">
            <text:p>0</text:p>
          </table:table-cell>
          <table:table-cell office:value-type="float" office:value="40804">
            <text:p>40804</text:p>
          </table:table-cell>
          <table:table-cell office:value-type="float" office:value="36313">
            <text:p>3631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32928">
            <text:p>32928</text:p>
          </table:table-cell>
          <table:table-cell office:value-type="float" office:value="32835">
            <text:p>32835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446">
            <text:p>4744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0836">
            <text:p>40836</text:p>
          </table:table-cell>
          <table:table-cell office:value-type="float" office:value="36351">
            <text:p>36351</text:p>
          </table:table-cell>
          <table:table-cell office:value-type="float" office:value="192">
            <text:p>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number-columns-repeated="3" office:value-type="float" office:value="0">
            <text:p>0</text:p>
          </table:table-cell>
          <table:table-cell office:value-type="float" office:value="40836">
            <text:p>40836</text:p>
          </table:table-cell>
          <table:table-cell office:value-type="float" office:value="36351">
            <text:p>36351</text:p>
          </table:table-cell>
          <table:table-cell office:value-type="float" office:value="192">
            <text:p>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number-columns-repeated="3" office:value-type="float" office:value="0">
            <text:p>0</text:p>
          </table:table-cell>
          <table:table-cell office:value-type="float" office:value="34796">
            <text:p>34796</text:p>
          </table:table-cell>
          <table:table-cell office:value-type="float" office:value="34969">
            <text:p>34969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784">
            <text:p>48784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number-columns-repeated="3" office:value-type="float" office:value="0">
            <text:p>0</text:p>
          </table:table-cell>
          <table:table-cell office:value-type="float" office:value="40244">
            <text:p>40244</text:p>
          </table:table-cell>
          <table:table-cell office:value-type="float" office:value="36548">
            <text:p>36548</text:p>
          </table:table-cell>
          <table:table-cell office:value-type="float" office:value="192">
            <text:p>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3" office:value-type="float" office:value="0">
            <text:p>0</text:p>
          </table:table-cell>
          <table:table-cell office:value-type="float" office:value="34000">
            <text:p>34000</text:p>
          </table:table-cell>
          <table:table-cell office:value-type="float" office:value="35601">
            <text:p>35601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59597">
            <text:p>59597</text:p>
          </table:table-cell>
          <table:table-cell office:value-type="float" office:value="47192">
            <text:p>4719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number-columns-repeated="3" office:value-type="float" office:value="0">
            <text:p>0</text:p>
          </table:table-cell>
          <table:table-cell office:value-type="float" office:value="34844">
            <text:p>34844</text:p>
          </table:table-cell>
          <table:table-cell office:value-type="float" office:value="34911">
            <text:p>34911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973">
            <text:p>48973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number-columns-repeated="3" office:value-type="float" office:value="0">
            <text:p>0</text:p>
          </table:table-cell>
          <table:table-cell office:value-type="float" office:value="41346">
            <text:p>41346</text:p>
          </table:table-cell>
          <table:table-cell office:value-type="float" office:value="37530">
            <text:p>37530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58660">
            <text:p>586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3" office:value-type="float" office:value="0">
            <text:p>0</text:p>
          </table:table-cell>
          <table:table-cell office:value-type="float" office:value="40276">
            <text:p>40276</text:p>
          </table:table-cell>
          <table:table-cell office:value-type="float" office:value="36566">
            <text:p>36566</text:p>
          </table:table-cell>
          <table:table-cell office:value-type="float" office:value="192">
            <text:p>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3" office:value-type="float" office:value="0">
            <text:p>0</text:p>
          </table:table-cell>
          <table:table-cell office:value-type="float" office:value="33904">
            <text:p>33904</text:p>
          </table:table-cell>
          <table:table-cell office:value-type="float" office:value="34517">
            <text:p>34517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730">
            <text:p>4873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3" office:value-type="float" office:value="0">
            <text:p>0</text:p>
          </table:table-cell>
          <table:table-cell office:value-type="float" office:value="40196">
            <text:p>40196</text:p>
          </table:table-cell>
          <table:table-cell office:value-type="float" office:value="36161">
            <text:p>36161</text:p>
          </table:table-cell>
          <table:table-cell office:value-type="float" office:value="49344">
            <text:p>493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33148">
            <text:p>33148</text:p>
          </table:table-cell>
          <table:table-cell office:value-type="float" office:value="33277">
            <text:p>33277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257">
            <text:p>4725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32944">
            <text:p>32944</text:p>
          </table:table-cell>
          <table:table-cell office:value-type="float" office:value="33031">
            <text:p>33031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365">
            <text:p>47365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number-columns-repeated="3" office:value-type="float" office:value="0">
            <text:p>0</text:p>
          </table:table-cell>
          <table:table-cell office:value-type="float" office:value="40500">
            <text:p>40500</text:p>
          </table:table-cell>
          <table:table-cell office:value-type="float" office:value="36940">
            <text:p>3694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1302">
            <text:p>41302</text:p>
          </table:table-cell>
          <table:table-cell office:value-type="float" office:value="37414">
            <text:p>37414</text:p>
          </table:table-cell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 office:value-type="float" office:value="58661">
            <text:p>58661</text:p>
          </table:table-cell>
          <table:table-cell office:value-type="float" office:value="58533">
            <text:p>5853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3" office:value-type="float" office:value="0">
            <text:p>0</text:p>
          </table:table-cell>
          <table:table-cell office:value-type="float" office:value="34112">
            <text:p>34112</text:p>
          </table:table-cell>
          <table:table-cell office:value-type="float" office:value="34453">
            <text:p>34453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865">
            <text:p>4886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32816">
            <text:p>32816</text:p>
          </table:table-cell>
          <table:table-cell office:value-type="float" office:value="33443">
            <text:p>33443</text:p>
          </table:table-cell>
          <table:table-cell office:value-type="float" office:value="49601">
            <text:p>49601</text:p>
          </table:table-cell>
          <table:table-cell office:value-type="float" office:value="39019">
            <text:p>39019</text:p>
          </table:table-cell>
          <table:table-cell office:value-type="float" office:value="49444">
            <text:p>49444</text:p>
          </table:table-cell>
          <table:table-cell office:value-type="float" office:value="47365">
            <text:p>47365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table:number-columns-repeated="3" office:value-type="float" office:value="0">
            <text:p>0</text:p>
          </table:table-cell>
          <table:table-cell office:value-type="float" office:value="41352">
            <text:p>41352</text:p>
          </table:table-cell>
          <table:table-cell office:value-type="float" office:value="37571">
            <text:p>37571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7623">
            <text:p>57623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number-columns-repeated="3" office:value-type="float" office:value="0">
            <text:p>0</text:p>
          </table:table-cell>
          <table:table-cell office:value-type="float" office:value="40596">
            <text:p>40596</text:p>
          </table:table-cell>
          <table:table-cell office:value-type="float" office:value="36742">
            <text:p>3674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992">
            <text:p>32992</text:p>
          </table:table-cell>
          <table:table-cell office:value-type="float" office:value="32929">
            <text:p>32929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257">
            <text:p>4725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33340">
            <text:p>33340</text:p>
          </table:table-cell>
          <table:table-cell office:value-type="float" office:value="33521">
            <text:p>3352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33220">
            <text:p>33220</text:p>
          </table:table-cell>
          <table:table-cell office:value-type="float" office:value="33189">
            <text:p>33189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365">
            <text:p>4736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3456">
            <text:p>33456</text:p>
          </table:table-cell>
          <table:table-cell office:value-type="float" office:value="33975">
            <text:p>33975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860">
            <text:p>4786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33110">
            <text:p>33110</text:p>
          </table:table-cell>
          <table:table-cell office:value-type="float" office:value="33313">
            <text:p>33313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284">
            <text:p>47284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3" office:value-type="float" office:value="0">
            <text:p>0</text:p>
          </table:table-cell>
          <table:table-cell office:value-type="float" office:value="34128">
            <text:p>34128</text:p>
          </table:table-cell>
          <table:table-cell office:value-type="float" office:value="35347">
            <text:p>35347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838">
            <text:p>48838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892">
            <text:p>39892</text:p>
          </table:table-cell>
          <table:table-cell office:value-type="float" office:value="35859">
            <text:p>35859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7785">
            <text:p>5778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33840">
            <text:p>33840</text:p>
          </table:table-cell>
          <table:table-cell office:value-type="float" office:value="35315">
            <text:p>35315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703">
            <text:p>4870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3" office:value-type="float" office:value="0">
            <text:p>0</text:p>
          </table:table-cell>
          <table:table-cell office:value-type="float" office:value="33856">
            <text:p>33856</text:p>
          </table:table-cell>
          <table:table-cell office:value-type="float" office:value="35365">
            <text:p>3536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3" office:value-type="float" office:value="0">
            <text:p>0</text:p>
          </table:table-cell>
          <table:table-cell office:value-type="float" office:value="40516">
            <text:p>40516</text:p>
          </table:table-cell>
          <table:table-cell office:value-type="float" office:value="36690">
            <text:p>36690</text:p>
          </table:table-cell>
          <table:table-cell office:value-type="float" office:value="449">
            <text:p>449</text:p>
          </table:table-cell>
          <table:table-cell table:number-columns-repeated="2" office:value-type="float" office:value="0">
            <text:p>0</text:p>
          </table:table-cell>
          <table:table-cell office:value-type="float" office:value="57946">
            <text:p>5794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34032">
            <text:p>34032</text:p>
          </table:table-cell>
          <table:table-cell office:value-type="float" office:value="35007">
            <text:p>35007</text:p>
          </table:table-cell>
          <table:table-cell office:value-type="float" office:value="192">
            <text:p>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 office:value-type="float" office:value="33506">
            <text:p>33506</text:p>
          </table:table-cell>
          <table:table-cell office:value-type="float" office:value="33545">
            <text:p>33545</text:p>
          </table:table-cell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  <table:table-cell office:value-type="float" office:value="47698">
            <text:p>47698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number-columns-repeated="3" office:value-type="float" office:value="0">
            <text:p>0</text:p>
          </table:table-cell>
          <table:table-cell office:value-type="float" office:value="40548">
            <text:p>40548</text:p>
          </table:table-cell>
          <table:table-cell office:value-type="float" office:value="36714">
            <text:p>36714</text:p>
          </table:table-cell>
          <table:table-cell office:value-type="float" office:value="449">
            <text:p>449</text:p>
          </table:table-cell>
          <table:table-cell table:number-columns-repeated="2" office:value-type="float" office:value="0">
            <text:p>0</text:p>
          </table:table-cell>
          <table:table-cell office:value-type="float" office:value="57946">
            <text:p>57946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number-columns-repeated="3" office:value-type="float" office:value="0">
            <text:p>0</text:p>
          </table:table-cell>
          <table:table-cell office:value-type="float" office:value="39780">
            <text:p>39780</text:p>
          </table:table-cell>
          <table:table-cell office:value-type="float" office:value="35661">
            <text:p>35661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7731">
            <text:p>5773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33218">
            <text:p>33218</text:p>
          </table:table-cell>
          <table:table-cell office:value-type="float" office:value="32817">
            <text:p>32817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311">
            <text:p>4731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33218">
            <text:p>33218</text:p>
          </table:table-cell>
          <table:table-cell office:value-type="float" office:value="33003">
            <text:p>3300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33058">
            <text:p>33058</text:p>
          </table:table-cell>
          <table:table-cell office:value-type="float" office:value="33249">
            <text:p>33249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257">
            <text:p>4725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number-columns-repeated="3" office:value-type="float" office:value="0">
            <text:p>0</text:p>
          </table:table-cell>
          <table:table-cell office:value-type="float" office:value="40708">
            <text:p>40708</text:p>
          </table:table-cell>
          <table:table-cell office:value-type="float" office:value="36820">
            <text:p>3682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number-columns-repeated="3" office:value-type="float" office:value="0">
            <text:p>0</text:p>
          </table:table-cell>
          <table:table-cell office:value-type="float" office:value="41268">
            <text:p>41268</text:p>
          </table:table-cell>
          <table:table-cell office:value-type="float" office:value="37040">
            <text:p>37040</text:p>
          </table:table-cell>
          <table:table-cell office:value-type="float" office:value="49601">
            <text:p>49601</text:p>
          </table:table-cell>
          <table:table-cell office:value-type="float" office:value="0">
            <text:p>0</text:p>
          </table:table-cell>
          <table:table-cell office:value-type="float" office:value="58788">
            <text:p>58788</text:p>
          </table:table-cell>
          <table:table-cell office:value-type="float" office:value="58479">
            <text:p>58479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3" office:value-type="float" office:value="0">
            <text:p>0</text:p>
          </table:table-cell>
          <table:table-cell office:value-type="float" office:value="34432">
            <text:p>34432</text:p>
          </table:table-cell>
          <table:table-cell office:value-type="float" office:value="34951">
            <text:p>34951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838">
            <text:p>48838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1012">
            <text:p>41012</text:p>
          </table:table-cell>
          <table:table-cell office:value-type="float" office:value="37368">
            <text:p>37368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8371">
            <text:p>58371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0980">
            <text:p>40980</text:p>
          </table:table-cell>
          <table:table-cell office:value-type="float" office:value="37068">
            <text:p>37068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8371">
            <text:p>5837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3" office:value-type="float" office:value="0">
            <text:p>0</text:p>
          </table:table-cell>
          <table:table-cell office:value-type="float" office:value="34496">
            <text:p>34496</text:p>
          </table:table-cell>
          <table:table-cell office:value-type="float" office:value="35643">
            <text:p>35643</text:p>
          </table:table-cell>
          <table:table-cell office:value-type="float" office:value="192">
            <text:p>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0036">
            <text:p>40036</text:p>
          </table:table-cell>
          <table:table-cell office:value-type="float" office:value="35791">
            <text:p>35791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7731">
            <text:p>57731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number-columns-repeated="3" office:value-type="float" office:value="0">
            <text:p>0</text:p>
          </table:table-cell>
          <table:table-cell office:value-type="float" office:value="39828">
            <text:p>39828</text:p>
          </table:table-cell>
          <table:table-cell office:value-type="float" office:value="35921">
            <text:p>35921</text:p>
          </table:table-cell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  <table:table-cell office:value-type="float" office:value="57731">
            <text:p>57731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0052">
            <text:p>40052</text:p>
          </table:table-cell>
          <table:table-cell office:value-type="float" office:value="36031">
            <text:p>36031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7758">
            <text:p>5775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3" office:value-type="float" office:value="0">
            <text:p>0</text:p>
          </table:table-cell>
          <table:table-cell office:value-type="float" office:value="34416">
            <text:p>34416</text:p>
          </table:table-cell>
          <table:table-cell office:value-type="float" office:value="35551">
            <text:p>3555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number-columns-repeated="3" office:value-type="float" office:value="0">
            <text:p>0</text:p>
          </table:table-cell>
          <table:table-cell office:value-type="float" office:value="40900">
            <text:p>40900</text:p>
          </table:table-cell>
          <table:table-cell office:value-type="float" office:value="36870">
            <text:p>3687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1306">
            <text:p>41306</text:p>
          </table:table-cell>
          <table:table-cell office:value-type="float" office:value="37442">
            <text:p>37442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58660">
            <text:p>586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0052">
            <text:p>40052</text:p>
          </table:table-cell>
          <table:table-cell office:value-type="float" office:value="35889">
            <text:p>35889</text:p>
          </table:table-cell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  <table:table-cell office:value-type="float" office:value="57731">
            <text:p>5773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number-columns-repeated="3" office:value-type="float" office:value="0">
            <text:p>0</text:p>
          </table:table-cell>
          <table:table-cell office:value-type="float" office:value="34812">
            <text:p>34812</text:p>
          </table:table-cell>
          <table:table-cell office:value-type="float" office:value="34661">
            <text:p>34661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9000">
            <text:p>4900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number-columns-repeated="3" office:value-type="float" office:value="0">
            <text:p>0</text:p>
          </table:table-cell>
          <table:table-cell office:value-type="float" office:value="40532">
            <text:p>40532</text:p>
          </table:table-cell>
          <table:table-cell office:value-type="float" office:value="36704">
            <text:p>36704</text:p>
          </table:table-cell>
          <table:table-cell office:value-type="float" office:value="49152">
            <text:p>491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number-columns-repeated="3" office:value-type="float" office:value="0">
            <text:p>0</text:p>
          </table:table-cell>
          <table:table-cell office:value-type="float" office:value="34576">
            <text:p>34576</text:p>
          </table:table-cell>
          <table:table-cell office:value-type="float" office:value="34641">
            <text:p>3464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number-columns-repeated="3" office:value-type="float" office:value="0">
            <text:p>0</text:p>
          </table:table-cell>
          <table:table-cell office:value-type="float" office:value="34592">
            <text:p>34592</text:p>
          </table:table-cell>
          <table:table-cell office:value-type="float" office:value="34503">
            <text:p>34503</text:p>
          </table:table-cell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  <table:table-cell office:value-type="float" office:value="49000">
            <text:p>490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33342">
            <text:p>33342</text:p>
          </table:table-cell>
          <table:table-cell office:value-type="float" office:value="34233">
            <text:p>34233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49638">
            <text:p>496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number-columns-repeated="3" office:value-type="float" office:value="0">
            <text:p>0</text:p>
          </table:table-cell>
          <table:table-cell office:value-type="float" office:value="34956">
            <text:p>34956</text:p>
          </table:table-cell>
          <table:table-cell office:value-type="float" office:value="35211">
            <text:p>35211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946">
            <text:p>4894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float" office:value="33592">
            <text:p>33592</text:p>
          </table:table-cell>
          <table:table-cell office:value-type="float" office:value="33799">
            <text:p>33799</text:p>
          </table:table-cell>
          <table:table-cell office:value-type="float" office:value="449">
            <text:p>449</text:p>
          </table:table-cell>
          <table:table-cell table:number-columns-repeated="2" office:value-type="float" office:value="0">
            <text:p>0</text:p>
          </table:table-cell>
          <table:table-cell office:value-type="float" office:value="47860">
            <text:p>4786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3" office:value-type="float" office:value="0">
            <text:p>0</text:p>
          </table:table-cell>
          <table:table-cell office:value-type="float" office:value="34224">
            <text:p>34224</text:p>
          </table:table-cell>
          <table:table-cell office:value-type="float" office:value="35383">
            <text:p>35383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9000">
            <text:p>490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1124">
            <text:p>41124</text:p>
          </table:table-cell>
          <table:table-cell office:value-type="float" office:value="37122">
            <text:p>37122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8506">
            <text:p>58506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number-columns-repeated="3" office:value-type="float" office:value="0">
            <text:p>0</text:p>
          </table:table-cell>
          <table:table-cell office:value-type="float" office:value="41342">
            <text:p>41342</text:p>
          </table:table-cell>
          <table:table-cell office:value-type="float" office:value="37502">
            <text:p>37502</text:p>
          </table:table-cell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 office:value-type="float" office:value="58661">
            <text:p>58661</text:p>
          </table:table-cell>
          <table:table-cell office:value-type="float" office:value="58533">
            <text:p>5853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3" office:value-type="float" office:value="0">
            <text:p>0</text:p>
          </table:table-cell>
          <table:table-cell office:value-type="float" office:value="34368">
            <text:p>34368</text:p>
          </table:table-cell>
          <table:table-cell office:value-type="float" office:value="35451">
            <text:p>35451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838">
            <text:p>4883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number-columns-repeated="3" office:value-type="float" office:value="0">
            <text:p>0</text:p>
          </table:table-cell>
          <table:table-cell office:value-type="float" office:value="34940">
            <text:p>34940</text:p>
          </table:table-cell>
          <table:table-cell office:value-type="float" office:value="34557">
            <text:p>34557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730">
            <text:p>4873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924">
            <text:p>39924</text:p>
          </table:table-cell>
          <table:table-cell office:value-type="float" office:value="35801">
            <text:p>35801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7677">
            <text:p>576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3" office:value-type="float" office:value="0">
            <text:p>0</text:p>
          </table:table-cell>
          <table:table-cell office:value-type="float" office:value="39666">
            <text:p>39666</text:p>
          </table:table-cell>
          <table:table-cell office:value-type="float" office:value="35963">
            <text:p>35963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7785">
            <text:p>57785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number-columns-repeated="3" office:value-type="float" office:value="0">
            <text:p>0</text:p>
          </table:table-cell>
          <table:table-cell office:value-type="float" office:value="40820">
            <text:p>40820</text:p>
          </table:table-cell>
          <table:table-cell office:value-type="float" office:value="36323">
            <text:p>3632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number-columns-repeated="3" office:value-type="float" office:value="0">
            <text:p>0</text:p>
          </table:table-cell>
          <table:table-cell office:value-type="float" office:value="34860">
            <text:p>34860</text:p>
          </table:table-cell>
          <table:table-cell office:value-type="float" office:value="34805">
            <text:p>34805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892">
            <text:p>4889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3" office:value-type="float" office:value="0">
            <text:p>0</text:p>
          </table:table-cell>
          <table:table-cell office:value-type="float" office:value="39762">
            <text:p>39762</text:p>
          </table:table-cell>
          <table:table-cell office:value-type="float" office:value="35781">
            <text:p>3578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0756">
            <text:p>40756</text:p>
          </table:table-cell>
          <table:table-cell office:value-type="float" office:value="36271">
            <text:p>36271</text:p>
          </table:table-cell>
          <table:table-cell office:value-type="float" office:value="49152">
            <text:p>491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number-columns-repeated="3" office:value-type="float" office:value="0">
            <text:p>0</text:p>
          </table:table-cell>
          <table:table-cell office:value-type="float" office:value="33780">
            <text:p>33780</text:p>
          </table:table-cell>
          <table:table-cell office:value-type="float" office:value="34287">
            <text:p>34287</text:p>
          </table:table-cell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  <table:table-cell office:value-type="float" office:value="47168">
            <text:p>4716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number-columns-repeated="3" office:value-type="float" office:value="0">
            <text:p>0</text:p>
          </table:table-cell>
          <table:table-cell office:value-type="float" office:value="35004">
            <text:p>35004</text:p>
          </table:table-cell>
          <table:table-cell office:value-type="float" office:value="35059">
            <text:p>35059</text:p>
          </table:table-cell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  <table:table-cell office:value-type="float" office:value="48946">
            <text:p>48946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number-columns-repeated="3" office:value-type="float" office:value="0">
            <text:p>0</text:p>
          </table:table-cell>
          <table:table-cell office:value-type="float" office:value="40596">
            <text:p>40596</text:p>
          </table:table-cell>
          <table:table-cell office:value-type="float" office:value="36728">
            <text:p>3672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33322">
            <text:p>33322</text:p>
          </table:table-cell>
          <table:table-cell office:value-type="float" office:value="33511">
            <text:p>3351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number-columns-repeated="3" office:value-type="float" office:value="0">
            <text:p>0</text:p>
          </table:table-cell>
          <table:table-cell office:value-type="float" office:value="40580">
            <text:p>40580</text:p>
          </table:table-cell>
          <table:table-cell office:value-type="float" office:value="36958">
            <text:p>369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3" office:value-type="float" office:value="0">
            <text:p>0</text:p>
          </table:table-cell>
          <table:table-cell office:value-type="float" office:value="40228">
            <text:p>40228</text:p>
          </table:table-cell>
          <table:table-cell office:value-type="float" office:value="36197">
            <text:p>36197</text:p>
          </table:table-cell>
          <table:table-cell office:value-type="float" office:value="192">
            <text:p>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3" office:value-type="float" office:value="0">
            <text:p>0</text:p>
          </table:table-cell>
          <table:table-cell office:value-type="float" office:value="40308">
            <text:p>40308</text:p>
          </table:table-cell>
          <table:table-cell office:value-type="float" office:value="36588">
            <text:p>36588</text:p>
          </table:table-cell>
          <table:table-cell office:value-type="float" office:value="192">
            <text:p>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3" office:value-type="float" office:value="0">
            <text:p>0</text:p>
          </table:table-cell>
          <table:table-cell office:value-type="float" office:value="34096">
            <text:p>34096</text:p>
          </table:table-cell>
          <table:table-cell office:value-type="float" office:value="34707">
            <text:p>34707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838">
            <text:p>48838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number-columns-repeated="3" office:value-type="float" office:value="0">
            <text:p>0</text:p>
          </table:table-cell>
          <table:table-cell office:value-type="float" office:value="40932">
            <text:p>40932</text:p>
          </table:table-cell>
          <table:table-cell office:value-type="float" office:value="37004">
            <text:p>3700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0020">
            <text:p>40020</text:p>
          </table:table-cell>
          <table:table-cell office:value-type="float" office:value="35811">
            <text:p>35811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7731">
            <text:p>5773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number-columns-repeated="3" office:value-type="float" office:value="0">
            <text:p>0</text:p>
          </table:table-cell>
          <table:table-cell office:value-type="float" office:value="34512">
            <text:p>34512</text:p>
          </table:table-cell>
          <table:table-cell office:value-type="float" office:value="34761">
            <text:p>34761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838">
            <text:p>48838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number-columns-repeated="3" office:value-type="float" office:value="0">
            <text:p>0</text:p>
          </table:table-cell>
          <table:table-cell office:value-type="float" office:value="41012">
            <text:p>41012</text:p>
          </table:table-cell>
          <table:table-cell office:value-type="float" office:value="37270">
            <text:p>37270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8371">
            <text:p>5837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3024">
            <text:p>33024</text:p>
          </table:table-cell>
          <table:table-cell office:value-type="float" office:value="32799">
            <text:p>32799</text:p>
          </table:table-cell>
          <table:table-cell office:value-type="float" office:value="49601">
            <text:p>49601</text:p>
          </table:table-cell>
          <table:table-cell office:value-type="float" office:value="0">
            <text:p>0</text:p>
          </table:table-cell>
          <table:table-cell office:value-type="float" office:value="49430">
            <text:p>49430</text:p>
          </table:table-cell>
          <table:table-cell office:value-type="float" office:value="47284">
            <text:p>4728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1308">
            <text:p>41308</text:p>
          </table:table-cell>
          <table:table-cell office:value-type="float" office:value="37456">
            <text:p>37456</text:p>
          </table:table-cell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 office:value-type="float" office:value="58660">
            <text:p>58660</text:p>
          </table:table-cell>
          <table:table-cell office:value-type="float" office:value="58533">
            <text:p>58533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3" office:value-type="float" office:value="0">
            <text:p>0</text:p>
          </table:table-cell>
          <table:table-cell office:value-type="float" office:value="40996">
            <text:p>40996</text:p>
          </table:table-cell>
          <table:table-cell office:value-type="float" office:value="37242">
            <text:p>37242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8344">
            <text:p>5834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number-columns-repeated="3" office:value-type="float" office:value="0">
            <text:p>0</text:p>
          </table:table-cell>
          <table:table-cell office:value-type="float" office:value="34828">
            <text:p>34828</text:p>
          </table:table-cell>
          <table:table-cell office:value-type="float" office:value="34993">
            <text:p>34993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919">
            <text:p>48919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number-columns-repeated="3" office:value-type="float" office:value="0">
            <text:p>0</text:p>
          </table:table-cell>
          <table:table-cell office:value-type="float" office:value="40164">
            <text:p>40164</text:p>
          </table:table-cell>
          <table:table-cell office:value-type="float" office:value="36520">
            <text:p>36520</text:p>
          </table:table-cell>
          <table:table-cell office:value-type="float" office:value="49152">
            <text:p>491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number-columns-repeated="3" office:value-type="float" office:value="0">
            <text:p>0</text:p>
          </table:table-cell>
          <table:table-cell office:value-type="float" office:value="34656">
            <text:p>34656</text:p>
          </table:table-cell>
          <table:table-cell office:value-type="float" office:value="34747">
            <text:p>34747</text:p>
          </table:table-cell>
          <table:table-cell office:value-type="float" office:value="449">
            <text:p>449</text:p>
          </table:table-cell>
          <table:table-cell table:number-columns-repeated="2" office:value-type="float" office:value="0">
            <text:p>0</text:p>
          </table:table-cell>
          <table:table-cell office:value-type="float" office:value="48703">
            <text:p>4870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3" office:value-type="float" office:value="0">
            <text:p>0</text:p>
          </table:table-cell>
          <table:table-cell office:value-type="float" office:value="33800">
            <text:p>33800</text:p>
          </table:table-cell>
          <table:table-cell office:value-type="float" office:value="33935">
            <text:p>3393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number-columns-repeated="3" office:value-type="float" office:value="0">
            <text:p>0</text:p>
          </table:table-cell>
          <table:table-cell office:value-type="float" office:value="41350">
            <text:p>41350</text:p>
          </table:table-cell>
          <table:table-cell office:value-type="float" office:value="37558">
            <text:p>37558</text:p>
          </table:table-cell>
          <table:table-cell table:number-columns-repeated="2" office:value-type="float" office:value="0">
            <text:p>0</text:p>
          </table:table-cell>
          <table:table-cell office:value-type="float" office:value="58737">
            <text:p>587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number-columns-repeated="3" office:value-type="float" office:value="0">
            <text:p>0</text:p>
          </table:table-cell>
          <table:table-cell office:value-type="float" office:value="41344">
            <text:p>41344</text:p>
          </table:table-cell>
          <table:table-cell office:value-type="float" office:value="37516">
            <text:p>37516</text:p>
          </table:table-cell>
          <table:table-cell office:value-type="float" office:value="49409">
            <text:p>49409</text:p>
          </table:table-cell>
          <table:table-cell office:value-type="float" office:value="0">
            <text:p>0</text:p>
          </table:table-cell>
          <table:table-cell office:value-type="float" office:value="58660">
            <text:p>58660</text:p>
          </table:table-cell>
          <table:table-cell office:value-type="float" office:value="58533">
            <text:p>585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33108">
            <text:p>33108</text:p>
          </table:table-cell>
          <table:table-cell office:value-type="float" office:value="33341">
            <text:p>33341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230">
            <text:p>4723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office:value-type="float" office:value="33556">
            <text:p>33556</text:p>
          </table:table-cell>
          <table:table-cell office:value-type="float" office:value="34277">
            <text:p>34277</text:p>
          </table:table-cell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  <table:table-cell office:value-type="float" office:value="47806">
            <text:p>47806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0996">
            <text:p>40996</text:p>
          </table:table-cell>
          <table:table-cell office:value-type="float" office:value="37192">
            <text:p>37192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8344">
            <text:p>58344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number-columns-repeated="3" office:value-type="float" office:value="0">
            <text:p>0</text:p>
          </table:table-cell>
          <table:table-cell office:value-type="float" office:value="41044">
            <text:p>41044</text:p>
          </table:table-cell>
          <table:table-cell office:value-type="float" office:value="37154">
            <text:p>37154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8398">
            <text:p>5839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3166">
            <text:p>33166</text:p>
          </table:table-cell>
          <table:table-cell office:value-type="float" office:value="33103">
            <text:p>33103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365">
            <text:p>47365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3" office:value-type="float" office:value="0">
            <text:p>0</text:p>
          </table:table-cell>
          <table:table-cell office:value-type="float" office:value="40100">
            <text:p>40100</text:p>
          </table:table-cell>
          <table:table-cell office:value-type="float" office:value="36492">
            <text:p>3649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3" office:value-type="float" office:value="0">
            <text:p>0</text:p>
          </table:table-cell>
          <table:table-cell office:value-type="float" office:value="40692">
            <text:p>40692</text:p>
          </table:table-cell>
          <table:table-cell office:value-type="float" office:value="36810">
            <text:p>36810</text:p>
          </table:table-cell>
          <table:table-cell office:value-type="float" office:value="192">
            <text:p>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1124">
            <text:p>41124</text:p>
          </table:table-cell>
          <table:table-cell office:value-type="float" office:value="37122">
            <text:p>37122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8506">
            <text:p>58506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number-columns-repeated="3" office:value-type="float" office:value="0">
            <text:p>0</text:p>
          </table:table-cell>
          <table:table-cell office:value-type="float" office:value="34544">
            <text:p>34544</text:p>
          </table:table-cell>
          <table:table-cell office:value-type="float" office:value="35237">
            <text:p>35237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838">
            <text:p>4883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3" office:value-type="float" office:value="0">
            <text:p>0</text:p>
          </table:table-cell>
          <table:table-cell office:value-type="float" office:value="34240">
            <text:p>34240</text:p>
          </table:table-cell>
          <table:table-cell office:value-type="float" office:value="35079">
            <text:p>35079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9027">
            <text:p>49027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3" office:value-type="float" office:value="0">
            <text:p>0</text:p>
          </table:table-cell>
          <table:table-cell office:value-type="float" office:value="40916">
            <text:p>40916</text:p>
          </table:table-cell>
          <table:table-cell office:value-type="float" office:value="36986">
            <text:p>36986</text:p>
          </table:table-cell>
          <table:table-cell office:value-type="float" office:value="49152">
            <text:p>491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988">
            <text:p>39988</text:p>
          </table:table-cell>
          <table:table-cell office:value-type="float" office:value="35899">
            <text:p>3589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number-columns-repeated="3" office:value-type="float" office:value="0">
            <text:p>0</text:p>
          </table:table-cell>
          <table:table-cell office:value-type="float" office:value="41076">
            <text:p>41076</text:p>
          </table:table-cell>
          <table:table-cell office:value-type="float" office:value="37100">
            <text:p>37100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8398">
            <text:p>58398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1076">
            <text:p>41076</text:p>
          </table:table-cell>
          <table:table-cell office:value-type="float" office:value="37100">
            <text:p>37100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8398">
            <text:p>58398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number-columns-repeated="3" office:value-type="float" office:value="0">
            <text:p>0</text:p>
          </table:table-cell>
          <table:table-cell office:value-type="float" office:value="41236">
            <text:p>41236</text:p>
          </table:table-cell>
          <table:table-cell office:value-type="float" office:value="37256">
            <text:p>37256</text:p>
          </table:table-cell>
          <table:table-cell office:value-type="float" office:value="49601">
            <text:p>49601</text:p>
          </table:table-cell>
          <table:table-cell office:value-type="float" office:value="0">
            <text:p>0</text:p>
          </table:table-cell>
          <table:table-cell office:value-type="float" office:value="58748">
            <text:p>58748</text:p>
          </table:table-cell>
          <table:table-cell office:value-type="float" office:value="58452">
            <text:p>5845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number-columns-repeated="3" office:value-type="float" office:value="0">
            <text:p>0</text:p>
          </table:table-cell>
          <table:table-cell office:value-type="float" office:value="40324">
            <text:p>40324</text:p>
          </table:table-cell>
          <table:table-cell office:value-type="float" office:value="36602">
            <text:p>366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3" office:value-type="float" office:value="0">
            <text:p>0</text:p>
          </table:table-cell>
          <table:table-cell office:value-type="float" office:value="33872">
            <text:p>33872</text:p>
          </table:table-cell>
          <table:table-cell office:value-type="float" office:value="35115">
            <text:p>3511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3762">
            <text:p>33762</text:p>
          </table:table-cell>
          <table:table-cell office:value-type="float" office:value="34385">
            <text:p>34385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238">
            <text:p>48238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0884">
            <text:p>40884</text:p>
          </table:table-cell>
          <table:table-cell office:value-type="float" office:value="36436">
            <text:p>3643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0868">
            <text:p>40868</text:p>
          </table:table-cell>
          <table:table-cell office:value-type="float" office:value="36904">
            <text:p>3690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9778">
            <text:p>39778</text:p>
          </table:table-cell>
          <table:table-cell office:value-type="float" office:value="35869">
            <text:p>35869</text:p>
          </table:table-cell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  <table:table-cell office:value-type="float" office:value="57619">
            <text:p>5761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3936">
            <text:p>33936</text:p>
          </table:table-cell>
          <table:table-cell office:value-type="float" office:value="34717">
            <text:p>34717</text:p>
          </table:table-cell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  <table:table-cell office:value-type="float" office:value="48730">
            <text:p>4873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4016">
            <text:p>34016</text:p>
          </table:table-cell>
          <table:table-cell office:value-type="float" office:value="34727">
            <text:p>34727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703">
            <text:p>4870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39844">
            <text:p>39844</text:p>
          </table:table-cell>
          <table:table-cell office:value-type="float" office:value="35719">
            <text:p>3571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3214">
            <text:p>33214</text:p>
          </table:table-cell>
          <table:table-cell office:value-type="float" office:value="32947">
            <text:p>32947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365">
            <text:p>47365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4304">
            <text:p>34304</text:p>
          </table:table-cell>
          <table:table-cell office:value-type="float" office:value="35469">
            <text:p>35469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703">
            <text:p>4870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3818">
            <text:p>33818</text:p>
          </table:table-cell>
          <table:table-cell office:value-type="float" office:value="34089">
            <text:p>34089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211">
            <text:p>4821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4746">
            <text:p>34746</text:p>
          </table:table-cell>
          <table:table-cell office:value-type="float" office:value="34679">
            <text:p>3467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3646">
            <text:p>33646</text:p>
          </table:table-cell>
          <table:table-cell office:value-type="float" office:value="34311">
            <text:p>34311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184">
            <text:p>4818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9956">
            <text:p>39956</text:p>
          </table:table-cell>
          <table:table-cell office:value-type="float" office:value="35879">
            <text:p>35879</text:p>
          </table:table-cell>
          <table:table-cell office:value-type="float" office:value="192">
            <text:p>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3090">
            <text:p>33090</text:p>
          </table:table-cell>
          <table:table-cell office:value-type="float" office:value="33365">
            <text:p>33365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419">
            <text:p>47419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5020">
            <text:p>35020</text:p>
          </table:table-cell>
          <table:table-cell office:value-type="float" office:value="35069">
            <text:p>35069</text:p>
          </table:table-cell>
          <table:table-cell office:value-type="float" office:value="49409">
            <text:p>49409</text:p>
          </table:table-cell>
          <table:table-cell table:number-columns-repeated="2" office:value-type="float" office:value="0">
            <text:p>0</text:p>
          </table:table-cell>
          <table:table-cell office:value-type="float" office:value="48946">
            <text:p>4894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3218">
            <text:p>33218</text:p>
          </table:table-cell>
          <table:table-cell office:value-type="float" office:value="32979">
            <text:p>3297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3214">
            <text:p>33214</text:p>
          </table:table-cell>
          <table:table-cell office:value-type="float" office:value="32947">
            <text:p>32947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365">
            <text:p>4736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39618">
            <text:p>39618</text:p>
          </table:table-cell>
          <table:table-cell office:value-type="float" office:value="35841">
            <text:p>3584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4714">
            <text:p>34714</text:p>
          </table:table-cell>
          <table:table-cell office:value-type="float" office:value="35437">
            <text:p>35437</text:p>
          </table:table-cell>
          <table:table-cell office:value-type="float" office:value="192">
            <text:p>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3696">
            <text:p>33696</text:p>
          </table:table-cell>
          <table:table-cell office:value-type="float" office:value="34335">
            <text:p>34335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364">
            <text:p>4836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3390">
            <text:p>33390</text:p>
          </table:table-cell>
          <table:table-cell office:value-type="float" office:value="34403">
            <text:p>3440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4748">
            <text:p>34748</text:p>
          </table:table-cell>
          <table:table-cell office:value-type="float" office:value="34689">
            <text:p>34689</text:p>
          </table:table-cell>
          <table:table-cell office:value-type="float" office:value="49409">
            <text:p>49409</text:p>
          </table:table-cell>
          <table:table-cell office:value-type="float" office:value="0">
            <text:p>0</text:p>
          </table:table-cell>
          <table:table-cell office:value-type="float" office:value="59728">
            <text:p>59728</text:p>
          </table:table-cell>
          <table:table-cell office:value-type="float" office:value="48946">
            <text:p>4894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2912">
            <text:p>32912</text:p>
          </table:table-cell>
          <table:table-cell office:value-type="float" office:value="33355">
            <text:p>3335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9730">
            <text:p>39730</text:p>
          </table:table-cell>
          <table:table-cell office:value-type="float" office:value="35675">
            <text:p>35675</text:p>
          </table:table-cell>
          <table:table-cell office:value-type="float" office:value="192">
            <text:p>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4352">
            <text:p>34352</text:p>
          </table:table-cell>
          <table:table-cell office:value-type="float" office:value="34589">
            <text:p>34589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838">
            <text:p>4883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4714">
            <text:p>34714</text:p>
          </table:table-cell>
          <table:table-cell office:value-type="float" office:value="35437">
            <text:p>35437</text:p>
          </table:table-cell>
          <table:table-cell office:value-type="float" office:value="192">
            <text:p>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3146">
            <text:p>33146</text:p>
          </table:table-cell>
          <table:table-cell office:value-type="float" office:value="33267">
            <text:p>33267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419">
            <text:p>4741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3320">
            <text:p>33320</text:p>
          </table:table-cell>
          <table:table-cell office:value-type="float" office:value="34301">
            <text:p>34301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725">
            <text:p>47725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4208">
            <text:p>34208</text:p>
          </table:table-cell>
          <table:table-cell office:value-type="float" office:value="34853">
            <text:p>34853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865">
            <text:p>4886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3744">
            <text:p>33744</text:p>
          </table:table-cell>
          <table:table-cell office:value-type="float" office:value="33893">
            <text:p>33893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364">
            <text:p>48364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1352">
            <text:p>41352</text:p>
          </table:table-cell>
          <table:table-cell office:value-type="float" office:value="32768">
            <text:p>32768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8506">
            <text:p>58506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0948">
            <text:p>40948</text:p>
          </table:table-cell>
          <table:table-cell office:value-type="float" office:value="32768">
            <text:p>32768</text:p>
          </table:table-cell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  <table:table-cell office:value-type="float" office:value="57619">
            <text:p>5761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3300">
            <text:p>33300</text:p>
          </table:table-cell>
          <table:table-cell office:value-type="float" office:value="34135">
            <text:p>34135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806">
            <text:p>4780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3834">
            <text:p>33834</text:p>
          </table:table-cell>
          <table:table-cell office:value-type="float" office:value="33945">
            <text:p>3394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34748">
            <text:p>34748</text:p>
          </table:table-cell>
          <table:table-cell office:value-type="float" office:value="34689">
            <text:p>34689</text:p>
          </table:table-cell>
          <table:table-cell office:value-type="float" office:value="49409">
            <text:p>49409</text:p>
          </table:table-cell>
          <table:table-cell office:value-type="float" office:value="0">
            <text:p>0</text:p>
          </table:table-cell>
          <table:table-cell office:value-type="float" office:value="59728">
            <text:p>59728</text:p>
          </table:table-cell>
          <table:table-cell office:value-type="float" office:value="48946">
            <text:p>4894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3782">
            <text:p>33782</text:p>
          </table:table-cell>
          <table:table-cell office:value-type="float" office:value="34325">
            <text:p>34325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292">
            <text:p>4829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34764">
            <text:p>34764</text:p>
          </table:table-cell>
          <table:table-cell office:value-type="float" office:value="35479">
            <text:p>35479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973">
            <text:p>4897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4664">
            <text:p>34664</text:p>
          </table:table-cell>
          <table:table-cell office:value-type="float" office:value="35615">
            <text:p>3561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34730">
            <text:p>34730</text:p>
          </table:table-cell>
          <table:table-cell office:value-type="float" office:value="34575">
            <text:p>34575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919">
            <text:p>48919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34698">
            <text:p>34698</text:p>
          </table:table-cell>
          <table:table-cell office:value-type="float" office:value="35133">
            <text:p>35133</text:p>
          </table:table-cell>
          <table:table-cell office:value-type="float" office:value="449">
            <text:p>449</text:p>
          </table:table-cell>
          <table:table-cell table:number-columns-repeated="2" office:value-type="float" office:value="0">
            <text:p>0</text:p>
          </table:table-cell>
          <table:table-cell office:value-type="float" office:value="48919">
            <text:p>489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3182">
            <text:p>33182</text:p>
          </table:table-cell>
          <table:table-cell office:value-type="float" office:value="33295">
            <text:p>33295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365">
            <text:p>4736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0372">
            <text:p>40372</text:p>
          </table:table-cell>
          <table:table-cell office:value-type="float" office:value="36229">
            <text:p>36229</text:p>
          </table:table-cell>
          <table:table-cell office:value-type="float" office:value="49152">
            <text:p>491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34988">
            <text:p>34988</text:p>
          </table:table-cell>
          <table:table-cell office:value-type="float" office:value="35579">
            <text:p>35579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9000">
            <text:p>490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4640">
            <text:p>34640</text:p>
          </table:table-cell>
          <table:table-cell office:value-type="float" office:value="35265">
            <text:p>3526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40948">
            <text:p>40948</text:p>
          </table:table-cell>
          <table:table-cell office:value-type="float" office:value="36368">
            <text:p>36368</text:p>
          </table:table-cell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  <table:table-cell office:value-type="float" office:value="57608">
            <text:p>57608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0788">
            <text:p>40788</text:p>
          </table:table-cell>
          <table:table-cell office:value-type="float" office:value="36303">
            <text:p>3630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40052">
            <text:p>40052</text:p>
          </table:table-cell>
          <table:table-cell office:value-type="float" office:value="36057">
            <text:p>3605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1060">
            <text:p>41060</text:p>
          </table:table-cell>
          <table:table-cell office:value-type="float" office:value="37086">
            <text:p>37086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8398">
            <text:p>5839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35052">
            <text:p>35052</text:p>
          </table:table-cell>
          <table:table-cell office:value-type="float" office:value="34631">
            <text:p>3463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4464">
            <text:p>34464</text:p>
          </table:table-cell>
          <table:table-cell office:value-type="float" office:value="34979">
            <text:p>34979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730">
            <text:p>4873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4480">
            <text:p>34480</text:p>
          </table:table-cell>
          <table:table-cell office:value-type="float" office:value="34621">
            <text:p>34621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838">
            <text:p>4883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3984">
            <text:p>33984</text:p>
          </table:table-cell>
          <table:table-cell office:value-type="float" office:value="34885">
            <text:p>34885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730">
            <text:p>4873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3126">
            <text:p>33126</text:p>
          </table:table-cell>
          <table:table-cell office:value-type="float" office:value="33075">
            <text:p>33075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230">
            <text:p>4723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3888">
            <text:p>33888</text:p>
          </table:table-cell>
          <table:table-cell office:value-type="float" office:value="35565">
            <text:p>35565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865">
            <text:p>48865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34666">
            <text:p>34666</text:p>
          </table:table-cell>
          <table:table-cell office:value-type="float" office:value="34481">
            <text:p>34481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946">
            <text:p>4894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3318">
            <text:p>33318</text:p>
          </table:table-cell>
          <table:table-cell office:value-type="float" office:value="34149">
            <text:p>34149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779">
            <text:p>4777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4908">
            <text:p>34908</text:p>
          </table:table-cell>
          <table:table-cell office:value-type="float" office:value="35025">
            <text:p>35025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9000">
            <text:p>490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4080">
            <text:p>34080</text:p>
          </table:table-cell>
          <table:table-cell office:value-type="float" office:value="34737">
            <text:p>3473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4660">
            <text:p>34660</text:p>
          </table:table-cell>
          <table:table-cell office:value-type="float" office:value="35177">
            <text:p>3517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39876">
            <text:p>39876</text:p>
          </table:table-cell>
          <table:table-cell office:value-type="float" office:value="36009">
            <text:p>36009</text:p>
          </table:table-cell>
          <table:table-cell office:value-type="float" office:value="65473">
            <text:p>65473</text:p>
          </table:table-cell>
          <table:table-cell table:number-columns-repeated="2" office:value-type="float" office:value="0">
            <text:p>0</text:p>
          </table:table-cell>
          <table:table-cell office:value-type="float" office:value="57704">
            <text:p>57704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0612">
            <text:p>40612</text:p>
          </table:table-cell>
          <table:table-cell office:value-type="float" office:value="36382">
            <text:p>36382</text:p>
          </table:table-cell>
          <table:table-cell office:value-type="float" office:value="192">
            <text:p>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39972">
            <text:p>39972</text:p>
          </table:table-cell>
          <table:table-cell office:value-type="float" office:value="35931">
            <text:p>35931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7677">
            <text:p>5767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2960">
            <text:p>32960</text:p>
          </table:table-cell>
          <table:table-cell office:value-type="float" office:value="33171">
            <text:p>33171</text:p>
          </table:table-cell>
          <table:table-cell office:value-type="float" office:value="385">
            <text:p>385</text:p>
          </table:table-cell>
          <table:table-cell office:value-type="float" office:value="0">
            <text:p>0</text:p>
          </table:table-cell>
          <table:table-cell office:value-type="float" office:value="49430">
            <text:p>49430</text:p>
          </table:table-cell>
          <table:table-cell office:value-type="float" office:value="46954">
            <text:p>4695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4336">
            <text:p>34336</text:p>
          </table:table-cell>
          <table:table-cell office:value-type="float" office:value="34827">
            <text:p>34827</text:p>
          </table:table-cell>
          <table:table-cell office:value-type="float" office:value="192">
            <text:p>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1204">
            <text:p>41204</text:p>
          </table:table-cell>
          <table:table-cell office:value-type="float" office:value="37058">
            <text:p>370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3614">
            <text:p>33614</text:p>
          </table:table-cell>
          <table:table-cell office:value-type="float" office:value="33777">
            <text:p>33777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995">
            <text:p>4799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39940">
            <text:p>39940</text:p>
          </table:table-cell>
          <table:table-cell office:value-type="float" office:value="35831">
            <text:p>35831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7758">
            <text:p>5775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33390">
            <text:p>33390</text:p>
          </table:table-cell>
          <table:table-cell office:value-type="float" office:value="34403">
            <text:p>3440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3630">
            <text:p>33630</text:p>
          </table:table-cell>
          <table:table-cell office:value-type="float" office:value="34175">
            <text:p>3417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40868">
            <text:p>40868</text:p>
          </table:table-cell>
          <table:table-cell office:value-type="float" office:value="36904">
            <text:p>3690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3952">
            <text:p>33952</text:p>
          </table:table-cell>
          <table:table-cell office:value-type="float" office:value="35419">
            <text:p>35419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730">
            <text:p>4873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3218">
            <text:p>33218</text:p>
          </table:table-cell>
          <table:table-cell office:value-type="float" office:value="32961">
            <text:p>32961</text:p>
          </table:table-cell>
          <table:table-cell office:value-type="float" office:value="49409">
            <text:p>49409</text:p>
          </table:table-cell>
          <table:table-cell table:number-columns-repeated="2" office:value-type="float" office:value="0">
            <text:p>0</text:p>
          </table:table-cell>
          <table:table-cell office:value-type="float" office:value="47446">
            <text:p>4744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3040">
            <text:p>33040</text:p>
          </table:table-cell>
          <table:table-cell office:value-type="float" office:value="33065">
            <text:p>3306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4192">
            <text:p>34192</text:p>
          </table:table-cell>
          <table:table-cell office:value-type="float" office:value="35255">
            <text:p>35255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838">
            <text:p>48838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0756">
            <text:p>40756</text:p>
          </table:table-cell>
          <table:table-cell office:value-type="float" office:value="36271">
            <text:p>36271</text:p>
          </table:table-cell>
          <table:table-cell office:value-type="float" office:value="49152">
            <text:p>491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3422">
            <text:p>33422</text:p>
          </table:table-cell>
          <table:table-cell office:value-type="float" office:value="34215">
            <text:p>34215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833">
            <text:p>4783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0292">
            <text:p>40292</text:p>
          </table:table-cell>
          <table:table-cell office:value-type="float" office:value="36890">
            <text:p>3689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3216">
            <text:p>33216</text:p>
          </table:table-cell>
          <table:table-cell office:value-type="float" office:value="32893">
            <text:p>32893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338">
            <text:p>47338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39860">
            <text:p>39860</text:p>
          </table:table-cell>
          <table:table-cell office:value-type="float" office:value="35949">
            <text:p>35949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7623">
            <text:p>57623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0740">
            <text:p>40740</text:p>
          </table:table-cell>
          <table:table-cell office:value-type="float" office:value="36261">
            <text:p>3626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3746">
            <text:p>33746</text:p>
          </table:table-cell>
          <table:table-cell office:value-type="float" office:value="34099">
            <text:p>34099</text:p>
          </table:table-cell>
          <table:table-cell office:value-type="float" office:value="192">
            <text:p>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1188">
            <text:p>41188</text:p>
          </table:table-cell>
          <table:table-cell office:value-type="float" office:value="37386">
            <text:p>37386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8452">
            <text:p>58452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1028">
            <text:p>41028</text:p>
          </table:table-cell>
          <table:table-cell office:value-type="float" office:value="37284">
            <text:p>37284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8344">
            <text:p>58344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0964">
            <text:p>40964</text:p>
          </table:table-cell>
          <table:table-cell office:value-type="float" office:value="37182">
            <text:p>37182</text:p>
          </table:table-cell>
          <table:table-cell office:value-type="float" office:value="49409">
            <text:p>49409</text:p>
          </table:table-cell>
          <table:table-cell table:number-columns-repeated="2" office:value-type="float" office:value="0">
            <text:p>0</text:p>
          </table:table-cell>
          <table:table-cell office:value-type="float" office:value="58344">
            <text:p>58344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1092">
            <text:p>41092</text:p>
          </table:table-cell>
          <table:table-cell office:value-type="float" office:value="37316">
            <text:p>37316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8398">
            <text:p>58398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0388">
            <text:p>40388</text:p>
          </table:table-cell>
          <table:table-cell office:value-type="float" office:value="36642">
            <text:p>36642</text:p>
          </table:table-cell>
          <table:table-cell office:value-type="float" office:value="224">
            <text:p>2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3524">
            <text:p>33524</text:p>
          </table:table-cell>
          <table:table-cell office:value-type="float" office:value="33569">
            <text:p>33569</text:p>
          </table:table-cell>
          <table:table-cell office:value-type="float" office:value="192">
            <text:p>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2896">
            <text:p>32896</text:p>
          </table:table-cell>
          <table:table-cell office:value-type="float" office:value="32911">
            <text:p>32911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365">
            <text:p>4736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2976">
            <text:p>32976</text:p>
          </table:table-cell>
          <table:table-cell office:value-type="float" office:value="33171">
            <text:p>33171</text:p>
          </table:table-cell>
          <table:table-cell office:value-type="float" office:value="385">
            <text:p>385</text:p>
          </table:table-cell>
          <table:table-cell office:value-type="float" office:value="0">
            <text:p>0</text:p>
          </table:table-cell>
          <table:table-cell office:value-type="float" office:value="49430">
            <text:p>49430</text:p>
          </table:table-cell>
          <table:table-cell office:value-type="float" office:value="46954">
            <text:p>469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3746">
            <text:p>33746</text:p>
          </table:table-cell>
          <table:table-cell office:value-type="float" office:value="33763">
            <text:p>33763</text:p>
          </table:table-cell>
          <table:table-cell office:value-type="float" office:value="192">
            <text:p>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0772">
            <text:p>40772</text:p>
          </table:table-cell>
          <table:table-cell office:value-type="float" office:value="36281">
            <text:p>36281</text:p>
          </table:table-cell>
          <table:table-cell office:value-type="float" office:value="192">
            <text:p>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2864">
            <text:p>32864</text:p>
          </table:table-cell>
          <table:table-cell office:value-type="float" office:value="33235">
            <text:p>33235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365">
            <text:p>4736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3268">
            <text:p>33268</text:p>
          </table:table-cell>
          <table:table-cell office:value-type="float" office:value="33717">
            <text:p>33717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860">
            <text:p>4786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4320">
            <text:p>34320</text:p>
          </table:table-cell>
          <table:table-cell office:value-type="float" office:value="35497">
            <text:p>35497</text:p>
          </table:table-cell>
          <table:table-cell office:value-type="float" office:value="49344">
            <text:p>493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2848">
            <text:p>32848</text:p>
          </table:table-cell>
          <table:table-cell office:value-type="float" office:value="32871">
            <text:p>32871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284">
            <text:p>4728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39908">
            <text:p>39908</text:p>
          </table:table-cell>
          <table:table-cell office:value-type="float" office:value="35693">
            <text:p>35693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7758">
            <text:p>57758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35036">
            <text:p>35036</text:p>
          </table:table-cell>
          <table:table-cell office:value-type="float" office:value="34929">
            <text:p>3492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3164">
            <text:p>33164</text:p>
          </table:table-cell>
          <table:table-cell office:value-type="float" office:value="33217">
            <text:p>33217</text:p>
          </table:table-cell>
          <table:table-cell office:value-type="float" office:value="385">
            <text:p>385</text:p>
          </table:table-cell>
          <table:table-cell office:value-type="float" office:value="0">
            <text:p>0</text:p>
          </table:table-cell>
          <table:table-cell office:value-type="float" office:value="49435">
            <text:p>49435</text:p>
          </table:table-cell>
          <table:table-cell office:value-type="float" office:value="47114">
            <text:p>4711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3728">
            <text:p>33728</text:p>
          </table:table-cell>
          <table:table-cell office:value-type="float" office:value="33865">
            <text:p>33865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130">
            <text:p>4813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4160">
            <text:p>34160</text:p>
          </table:table-cell>
          <table:table-cell office:value-type="float" office:value="35155">
            <text:p>35155</text:p>
          </table:table-cell>
          <table:table-cell office:value-type="float" office:value="192">
            <text:p>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4048">
            <text:p>34048</text:p>
          </table:table-cell>
          <table:table-cell office:value-type="float" office:value="35275">
            <text:p>35275</text:p>
          </table:table-cell>
          <table:table-cell office:value-type="float" office:value="192">
            <text:p>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4608">
            <text:p>34608</text:p>
          </table:table-cell>
          <table:table-cell office:value-type="float" office:value="35533">
            <text:p>3553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4272">
            <text:p>34272</text:p>
          </table:table-cell>
          <table:table-cell office:value-type="float" office:value="35515">
            <text:p>35515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730">
            <text:p>4873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4662">
            <text:p>34662</text:p>
          </table:table-cell>
          <table:table-cell office:value-type="float" office:value="35187">
            <text:p>3518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3216">
            <text:p>33216</text:p>
          </table:table-cell>
          <table:table-cell office:value-type="float" office:value="32893">
            <text:p>32893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338">
            <text:p>4733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34000">
            <text:p>34000</text:p>
          </table:table-cell>
          <table:table-cell office:value-type="float" office:value="35601">
            <text:p>35601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59597">
            <text:p>59597</text:p>
          </table:table-cell>
          <table:table-cell office:value-type="float" office:value="47181">
            <text:p>47181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0644">
            <text:p>40644</text:p>
          </table:table-cell>
          <table:table-cell office:value-type="float" office:value="36770">
            <text:p>36770</text:p>
          </table:table-cell>
          <table:table-cell office:value-type="float" office:value="192">
            <text:p>1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3074">
            <text:p>33074</text:p>
          </table:table-cell>
          <table:table-cell office:value-type="float" office:value="33471">
            <text:p>33471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284">
            <text:p>47284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40084">
            <text:p>40084</text:p>
          </table:table-cell>
          <table:table-cell office:value-type="float" office:value="36478">
            <text:p>36478</text:p>
          </table:table-cell>
          <table:table-cell office:value-type="float" office:value="49152">
            <text:p>491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4064">
            <text:p>34064</text:p>
          </table:table-cell>
          <table:table-cell office:value-type="float" office:value="34783">
            <text:p>3478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3664">
            <text:p>33664</text:p>
          </table:table-cell>
          <table:table-cell office:value-type="float" office:value="34367">
            <text:p>3436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3284">
            <text:p>33284</text:p>
          </table:table-cell>
          <table:table-cell office:value-type="float" office:value="34113">
            <text:p>34113</text:p>
          </table:table-cell>
          <table:table-cell office:value-type="float" office:value="49152">
            <text:p>49152</text:p>
          </table:table-cell>
          <table:table-cell table:number-columns-repeated="2" office:value-type="float" office:value="0">
            <text:p>0</text:p>
          </table:table-cell>
          <table:table-cell office:value-type="float" office:value="47671">
            <text:p>4767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3374">
            <text:p>33374</text:p>
          </table:table-cell>
          <table:table-cell office:value-type="float" office:value="33531">
            <text:p>33531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698">
            <text:p>47698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0404">
            <text:p>40404</text:p>
          </table:table-cell>
          <table:table-cell office:value-type="float" office:value="36838">
            <text:p>36838</text:p>
          </table:table-cell>
          <table:table-cell office:value-type="float" office:value="49152">
            <text:p>491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40084">
            <text:p>40084</text:p>
          </table:table-cell>
          <table:table-cell office:value-type="float" office:value="36478">
            <text:p>36478</text:p>
          </table:table-cell>
          <table:table-cell office:value-type="float" office:value="49152">
            <text:p>491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1284">
            <text:p>41284</text:p>
          </table:table-cell>
          <table:table-cell office:value-type="float" office:value="37358">
            <text:p>373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3836">
            <text:p>33836</text:p>
          </table:table-cell>
          <table:table-cell office:value-type="float" office:value="33735">
            <text:p>3373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40116">
            <text:p>40116</text:p>
          </table:table-cell>
          <table:table-cell office:value-type="float" office:value="36502">
            <text:p>365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3838">
            <text:p>33838</text:p>
          </table:table-cell>
          <table:table-cell office:value-type="float" office:value="33955">
            <text:p>3395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40068">
            <text:p>40068</text:p>
          </table:table-cell>
          <table:table-cell office:value-type="float" office:value="36468">
            <text:p>3646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3092">
            <text:p>33092</text:p>
          </table:table-cell>
          <table:table-cell office:value-type="float" office:value="32777">
            <text:p>32777</text:p>
          </table:table-cell>
          <table:table-cell office:value-type="float" office:value="385">
            <text:p>385</text:p>
          </table:table-cell>
          <table:table-cell office:value-type="float" office:value="0">
            <text:p>0</text:p>
          </table:table-cell>
          <table:table-cell office:value-type="float" office:value="49435">
            <text:p>49435</text:p>
          </table:table-cell>
          <table:table-cell office:value-type="float" office:value="47090">
            <text:p>470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3042">
            <text:p>33042</text:p>
          </table:table-cell>
          <table:table-cell office:value-type="float" office:value="33121">
            <text:p>33121</text:p>
          </table:table-cell>
          <table:table-cell office:value-type="float" office:value="385">
            <text:p>385</text:p>
          </table:table-cell>
          <table:table-cell office:value-type="float" office:value="0">
            <text:p>0</text:p>
          </table:table-cell>
          <table:table-cell office:value-type="float" office:value="49435">
            <text:p>49435</text:p>
          </table:table-cell>
          <table:table-cell office:value-type="float" office:value="47022">
            <text:p>4702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0436">
            <text:p>40436</text:p>
          </table:table-cell>
          <table:table-cell office:value-type="float" office:value="36860">
            <text:p>3686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3218">
            <text:p>33218</text:p>
          </table:table-cell>
          <table:table-cell office:value-type="float" office:value="33393">
            <text:p>33393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311">
            <text:p>4731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3590">
            <text:p>33590</text:p>
          </table:table-cell>
          <table:table-cell office:value-type="float" office:value="33823">
            <text:p>3382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2992">
            <text:p>32992</text:p>
          </table:table-cell>
          <table:table-cell office:value-type="float" office:value="32929">
            <text:p>32929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257">
            <text:p>47257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1028">
            <text:p>41028</text:p>
          </table:table-cell>
          <table:table-cell office:value-type="float" office:value="37210">
            <text:p>37210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8344">
            <text:p>5834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3472">
            <text:p>33472</text:p>
          </table:table-cell>
          <table:table-cell office:value-type="float" office:value="33699">
            <text:p>33699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698">
            <text:p>476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3358">
            <text:p>33358</text:p>
          </table:table-cell>
          <table:table-cell office:value-type="float" office:value="33833">
            <text:p>33833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941">
            <text:p>4794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3612">
            <text:p>33612</text:p>
          </table:table-cell>
          <table:table-cell office:value-type="float" office:value="33855">
            <text:p>3385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3198">
            <text:p>33198</text:p>
          </table:table-cell>
          <table:table-cell office:value-type="float" office:value="33355">
            <text:p>3335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3610">
            <text:p>33610</text:p>
          </table:table-cell>
          <table:table-cell office:value-type="float" office:value="33883">
            <text:p>3388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41044">
            <text:p>41044</text:p>
          </table:table-cell>
          <table:table-cell office:value-type="float" office:value="37154">
            <text:p>37154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8398">
            <text:p>58398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41060">
            <text:p>41060</text:p>
          </table:table-cell>
          <table:table-cell office:value-type="float" office:value="37086">
            <text:p>37086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8398">
            <text:p>58398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39682">
            <text:p>39682</text:p>
          </table:table-cell>
          <table:table-cell office:value-type="float" office:value="36139">
            <text:p>36139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7758">
            <text:p>57758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39714">
            <text:p>39714</text:p>
          </table:table-cell>
          <table:table-cell office:value-type="float" office:value="36075">
            <text:p>36075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7758">
            <text:p>5775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41286">
            <text:p>41286</text:p>
          </table:table-cell>
          <table:table-cell office:value-type="float" office:value="37400">
            <text:p>37400</text:p>
          </table:table-cell>
          <table:table-cell table:number-columns-repeated="2" office:value-type="float" office:value="0">
            <text:p>0</text:p>
          </table:table-cell>
          <table:table-cell office:value-type="float" office:value="58655">
            <text:p>58655</text:p>
          </table:table-cell>
          <table:table-cell office:value-type="float" office:value="57812">
            <text:p>57812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40132">
            <text:p>40132</text:p>
          </table:table-cell>
          <table:table-cell office:value-type="float" office:value="36922">
            <text:p>36922</text:p>
          </table:table-cell>
          <table:table-cell office:value-type="float" office:value="49344">
            <text:p>493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40180">
            <text:p>40180</text:p>
          </table:table-cell>
          <table:table-cell office:value-type="float" office:value="36534">
            <text:p>36534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7928">
            <text:p>5792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40260">
            <text:p>40260</text:p>
          </table:table-cell>
          <table:table-cell office:value-type="float" office:value="36215">
            <text:p>36215</text:p>
          </table:table-cell>
          <table:table-cell office:value-type="float" office:value="49152">
            <text:p>491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40212">
            <text:p>40212</text:p>
          </table:table-cell>
          <table:table-cell office:value-type="float" office:value="36396">
            <text:p>36396</text:p>
          </table:table-cell>
          <table:table-cell office:value-type="float" office:value="49152">
            <text:p>491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39828">
            <text:p>39828</text:p>
          </table:table-cell>
          <table:table-cell office:value-type="float" office:value="35985">
            <text:p>3598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32960">
            <text:p>32960</text:p>
          </table:table-cell>
          <table:table-cell office:value-type="float" office:value="33171">
            <text:p>33171</text:p>
          </table:table-cell>
          <table:table-cell office:value-type="float" office:value="385">
            <text:p>385</text:p>
          </table:table-cell>
          <table:table-cell office:value-type="float" office:value="0">
            <text:p>0</text:p>
          </table:table-cell>
          <table:table-cell office:value-type="float" office:value="49430">
            <text:p>49430</text:p>
          </table:table-cell>
          <table:table-cell office:value-type="float" office:value="46954">
            <text:p>4695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3802">
            <text:p>33802</text:p>
          </table:table-cell>
          <table:table-cell office:value-type="float" office:value="33587">
            <text:p>33587</text:p>
          </table:table-cell>
          <table:table-cell office:value-type="float" office:value="385">
            <text:p>385</text:p>
          </table:table-cell>
          <table:table-cell table:number-columns-repeated="2" office:value-type="float" office:value="0">
            <text:p>0</text:p>
          </table:table-cell>
          <table:table-cell office:value-type="float" office:value="47968">
            <text:p>4796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33780">
            <text:p>33780</text:p>
          </table:table-cell>
          <table:table-cell office:value-type="float" office:value="34287">
            <text:p>34287</text:p>
          </table:table-cell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  <table:table-cell office:value-type="float" office:value="47125">
            <text:p>4712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0004">
            <text:p>40004</text:p>
          </table:table-cell>
          <table:table-cell office:value-type="float" office:value="36125">
            <text:p>36125</text:p>
          </table:table-cell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  <table:table-cell office:value-type="float" office:value="57597">
            <text:p>5759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33762">
            <text:p>33762</text:p>
          </table:table-cell>
          <table:table-cell office:value-type="float" office:value="34385">
            <text:p>34385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8238">
            <text:p>48238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39650">
            <text:p>39650</text:p>
          </table:table-cell>
          <table:table-cell office:value-type="float" office:value="35737">
            <text:p>35737</text:p>
          </table:table-cell>
          <table:table-cell office:value-type="float" office:value="65473">
            <text:p>65473</text:p>
          </table:table-cell>
          <table:table-cell table:number-columns-repeated="2" office:value-type="float" office:value="0">
            <text:p>0</text:p>
          </table:table-cell>
          <table:table-cell office:value-type="float" office:value="57704">
            <text:p>57704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39746">
            <text:p>39746</text:p>
          </table:table-cell>
          <table:table-cell office:value-type="float" office:value="35759">
            <text:p>35759</text:p>
          </table:table-cell>
          <table:table-cell office:value-type="float" office:value="449">
            <text:p>449</text:p>
          </table:table-cell>
          <table:table-cell table:number-columns-repeated="2" office:value-type="float" office:value="0">
            <text:p>0</text:p>
          </table:table-cell>
          <table:table-cell office:value-type="float" office:value="57677">
            <text:p>57677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39634">
            <text:p>39634</text:p>
          </table:table-cell>
          <table:table-cell office:value-type="float" office:value="35821">
            <text:p>35821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57623">
            <text:p>5762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32800">
            <text:p>32800</text:p>
          </table:table-cell>
          <table:table-cell office:value-type="float" office:value="33041">
            <text:p>33041</text:p>
          </table:table-cell>
          <table:table-cell office:value-type="float" office:value="49601">
            <text:p>49601</text:p>
          </table:table-cell>
          <table:table-cell office:value-type="float" office:value="0">
            <text:p>0</text:p>
          </table:table-cell>
          <table:table-cell office:value-type="float" office:value="49444">
            <text:p>49444</text:p>
          </table:table-cell>
          <table:table-cell office:value-type="float" office:value="47365">
            <text:p>47365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41220">
            <text:p>41220</text:p>
          </table:table-cell>
          <table:table-cell office:value-type="float" office:value="37168">
            <text:p>37168</text:p>
          </table:table-cell>
          <table:table-cell office:value-type="float" office:value="49601">
            <text:p>49601</text:p>
          </table:table-cell>
          <table:table-cell office:value-type="float" office:value="0">
            <text:p>0</text:p>
          </table:table-cell>
          <table:table-cell office:value-type="float" office:value="58784">
            <text:p>58784</text:p>
          </table:table-cell>
          <table:table-cell office:value-type="float" office:value="58425">
            <text:p>5842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32832">
            <text:p>32832</text:p>
          </table:table-cell>
          <table:table-cell office:value-type="float" office:value="33461">
            <text:p>33461</text:p>
          </table:table-cell>
          <table:table-cell office:value-type="float" office:value="49601">
            <text:p>49601</text:p>
          </table:table-cell>
          <table:table-cell office:value-type="float" office:value="0">
            <text:p>0</text:p>
          </table:table-cell>
          <table:table-cell office:value-type="float" office:value="49444">
            <text:p>49444</text:p>
          </table:table-cell>
          <table:table-cell office:value-type="float" office:value="47338">
            <text:p>4733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3424">
            <text:p>33424</text:p>
          </table:table-cell>
          <table:table-cell office:value-type="float" office:value="33745">
            <text:p>33745</text:p>
          </table:table-cell>
          <table:table-cell office:value-type="float" office:value="49601">
            <text:p>49601</text:p>
          </table:table-cell>
          <table:table-cell table:number-columns-repeated="2" office:value-type="float" office:value="0">
            <text:p>0</text:p>
          </table:table-cell>
          <table:table-cell office:value-type="float" office:value="47860">
            <text:p>4786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28">
            <text:p>128</text:p>
          </table:table-cell>
          <table:table-cell office:value-type="float" office:value="41310">
            <text:p>41310</text:p>
          </table:table-cell>
          <table:table-cell office:value-type="float" office:value="37470">
            <text:p>37470</text:p>
          </table:table-cell>
          <table:table-cell table:number-columns-repeated="2" office:value-type="float" office:value="0">
            <text:p>0</text:p>
          </table:table-cell>
          <table:table-cell office:value-type="float" office:value="58737">
            <text:p>58737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J32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04/23/2013</text:date>, <text:time>17:5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4-23T17:00:37.52</meta:creation-date>
    <dc:date>2013-04-23T17:52:30.18</dc:date>
    <meta:editing-duration>PT00H51M54S</meta:editing-duration>
    <meta:editing-cycles>2</meta:editing-cycles>
    <meta:generator>OpenOffice.org/3.0$Win32 OpenOffice.org_project/300m9$Build-9358</meta:generator>
    <meta:document-statistic meta:table-count="3" meta:cell-count="3250" meta:object-count="0"/>
    <meta:user-defined meta:name="Info 1"/>
    <meta:user-defined meta:name="Info 2"/>
    <meta:user-defined meta:name="Info 3"/>
    <meta:user-defined meta:name="Info 4"/>
  </office:meta>
</office:document-meta>
</file>